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reconaître une phrase simple d'un phrase complexe, il faut distinguer les PROPOSITIONS qui composent cette phrase</text:p>
      <text:p text:style-name="P1"/>
      <text:p text:style-name="P1">On appelle PROPOSITION un mot ou un groupe de mot dépendant d'un verbe conjugué.</text:p>
      <text:p text:style-name="P1"/>
      <text:p text:style-name="P1">Ex: Comment vas-tu ?</text:p>
      <text:p text:style-name="P1"/>
      <text:p text:style-name="P1">Proposition: vas</text:p>
      <text:p text:style-name="P1"/>
      <text:p text:style-name="P1">Ex: Arrête !</text:p>
      <text:p text:style-name="P1"/>
      <text:p text:style-name="P1">Proposition: Arrête !</text:p>
      <text:p text:style-name="P1"/>
      <text:p text:style-name="P1">Ex: les cours sont finis, je rentre chez moi.</text:p>
      <text:p text:style-name="P1"/>
      <text:p text:style-name="P1">Dans une phrase, il y a autant de proposition qu'il y a de verbe conjugué.</text:p>
      <text:p text:style-name="P1"/>
      <text:p text:style-name="P1">1 proposition =&gt; phrase simple.</text:p>
      <text:p text:style-name="P1"/>
      <text:p text:style-name="P1">2 proposition =&gt; phrase complexe.</text:p>
      <text:p text:style-name="P1"/>
      <text:p text:style-name="P1"/>
      <text:p text:style-name="P1"/>
      <text:p text:style-name="P1">La pluie ne cesse de tomber depuis plusieurs jours.</text:p>
      <text:p text:style-name="P1"/>
      <text:p text:style-name="P1">Il est en retard : il a manqué son tra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S</meta:editing-duration>
    <meta:editing-cycles>10</meta:editing-cycles>
    <meta:generator>OpenOffice/4.1.7$Win32 OpenOffice.org_project/417m1$Build-9800</meta:generator>
    <dc:date>2020-11-24T18:33:26.23</dc:date>
    <meta:document-statistic meta:table-count="0" meta:image-count="0" meta:object-count="0" meta:page-count="1" meta:paragraph-count="12" meta:word-count="96" meta:character-count="542"/>
    <meta:user-defined meta:name="Info 1"/>
    <meta:user-defined meta:name="Info 2"/>
    <meta:user-defined meta:name="Info 3"/>
    <meta:user-defined meta:name="Info 4"/>
  </office:meta>
</office:document-meta>
</file>